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min-height="0.728cm" fo:min-width="0.478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585cm" draw:marker-end-width="0.585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1.567cm" svg:height="0.6cm" draw:transform="skewX (0.045553093477052) rotate (-1.8463838156848) translate (7.485648953193cm 11.9668662317456cm)" svg:viewBox="0 0 1568 601" draw:points="0,544 392,432 442,150 734,601 704,75 995,526 965,0 1176,207 1568,95">
          <text:p/>
        </draw:polyline>
        <draw:line draw:style-name="gr1" draw:text-style-name="P1" draw:layer="layout" svg:x1="6.588cm" svg:y1="13.827cm" svg:x2="7.35cm" svg:y2="13.827cm">
          <text:p/>
        </draw:line>
        <draw:line draw:style-name="gr1" draw:text-style-name="P1" draw:layer="layout" svg:x1="6.842cm" svg:y1="14.081cm" svg:x2="7.096cm" svg:y2="14.081cm">
          <text:p/>
        </draw:line>
        <draw:line draw:style-name="gr1" draw:text-style-name="P1" draw:layer="layout" svg:x1="6.715cm" svg:y1="13.954cm" svg:x2="7.223cm" svg:y2="13.954cm">
          <text:p/>
        </draw:line>
        <draw:line draw:style-name="gr1" draw:text-style-name="P1" draw:layer="layout" svg:x1="6.969cm" svg:y1="13.827cm" svg:x2="6.969cm" svg:y2="13.446cm">
          <text:p/>
        </draw:line>
        <draw:polyline draw:style-name="gr1" draw:text-style-name="P1" draw:layer="layout" svg:width="1.567cm" svg:height="0.6cm" draw:transform="skewX (0.045553093477052) rotate (-1.8463838156848) translate (7.48664895319299cm 11.9668662317456cm)" svg:viewBox="0 0 1568 601" draw:points="0,544 392,432 442,150 734,601 704,75 995,526 965,0 1176,207 1568,95">
          <text:p/>
        </draw:polyline>
        <draw:line draw:style-name="gr1" draw:text-style-name="P1" draw:layer="layout" svg:x1="6.589cm" svg:y1="13.827cm" svg:x2="7.351cm" svg:y2="13.827cm">
          <text:p/>
        </draw:line>
        <draw:line draw:style-name="gr1" draw:text-style-name="P1" draw:layer="layout" svg:x1="6.843cm" svg:y1="14.081cm" svg:x2="7.097cm" svg:y2="14.081cm">
          <text:p/>
        </draw:line>
        <draw:line draw:style-name="gr1" draw:text-style-name="P1" draw:layer="layout" svg:x1="6.716cm" svg:y1="13.954cm" svg:x2="7.224cm" svg:y2="13.954cm">
          <text:p/>
        </draw:line>
        <draw:line draw:style-name="gr1" draw:text-style-name="P1" draw:layer="layout" svg:x1="6.97cm" svg:y1="13.827cm" svg:x2="6.97cm" svg:y2="13.446cm">
          <text:p/>
        </draw:line>
        <draw:line draw:style-name="gr1" draw:text-style-name="P1" draw:layer="layout" svg:x1="6.97cm" svg:y1="13.828cm" svg:x2="6.97cm" svg:y2="13.447cm">
          <text:p/>
        </draw:line>
        <draw:line draw:style-name="gr1" draw:text-style-name="P1" draw:layer="layout" svg:x1="6.969cm" svg:y1="11.795cm" svg:x2="6.969cm" svg:y2="11.514cm">
          <text:p/>
        </draw:line>
        <draw:line draw:style-name="gr1" draw:text-style-name="P1" draw:layer="layout" svg:x1="9.636cm" svg:y1="11.895cm" svg:x2="9.636cm" svg:y2="11.514cm">
          <text:p/>
        </draw:line>
        <draw:custom-shape draw:style-name="gr2" draw:text-style-name="P1" xml:id="id1" draw:id="id1" draw:layer="layout" svg:width="1.524cm" svg:height="1.524cm" svg:x="8.874cm" svg:y="11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98cm" svg:y1="12.657cm" svg:x2="10.398cm" svg:y2="12.657cm" draw:start-shape="id1" draw:end-shape="id1" svg:d="M10398 12657z" svg:viewBox="0 0 1 1">
          <text:p/>
        </draw:connector>
        <draw:connector draw:style-name="gr3" draw:text-style-name="P1" draw:layer="layout" draw:type="curve" svg:x1="10.398cm" svg:y1="12.657cm" svg:x2="10.398cm" svg:y2="12.657cm" draw:start-shape="id1" draw:end-shape="id1" svg:d="M10398 12657z" svg:viewBox="0 0 1 1">
          <text:p/>
        </draw:connector>
        <draw:g>
          <draw:ellipse draw:style-name="gr4" draw:text-style-name="P1" draw:layer="layout" svg:width="0.528cm" svg:height="0.614cm" svg:x="9.109cm" svg:y="12.364cm" draw:kind="arc" draw:start-angle="0.15" draw:end-angle="176.34">
            <text:p/>
          </draw:ellipse>
          <draw:ellipse draw:style-name="gr4" draw:text-style-name="P1" draw:layer="layout" svg:width="0.528cm" svg:height="0.612cm" draw:transform="skewX (0.00820304748437336) rotate (-3.09237436868355) translate (10.176cm 12.937cm)" draw:kind="arc" draw:start-angle="0.15" draw:end-angle="176.34">
            <text:p/>
          </draw:ellipse>
        </draw:g>
        <draw:line draw:style-name="gr1" draw:text-style-name="P1" draw:layer="layout" svg:x1="9.255cm" svg:y1="13.827cm" svg:x2="10.017cm" svg:y2="13.827cm">
          <text:p/>
        </draw:line>
        <draw:line draw:style-name="gr1" draw:text-style-name="P1" draw:layer="layout" svg:x1="9.509cm" svg:y1="14.081cm" svg:x2="9.763cm" svg:y2="14.081cm">
          <text:p/>
        </draw:line>
        <draw:line draw:style-name="gr1" draw:text-style-name="P1" draw:layer="layout" svg:x1="9.382cm" svg:y1="13.954cm" svg:x2="9.89cm" svg:y2="13.954cm">
          <text:p/>
        </draw:line>
        <draw:line draw:style-name="gr1" draw:text-style-name="P1" draw:layer="layout" svg:x1="9.636cm" svg:y1="13.827cm" svg:x2="9.636cm" svg:y2="13.446cm">
          <text:p/>
        </draw:line>
        <draw:custom-shape draw:style-name="gr5" draw:text-style-name="P1" draw:layer="layout" svg:width="0.544cm" svg:height="0.534cm" draw:transform="rotate (0.777195115913075) translate (6.588cm 11.1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polyline draw:style-name="gr1" draw:text-style-name="P1" draw:layer="layout" svg:width="1.567cm" svg:height="0.6cm" draw:transform="skewX (0.045553093477052) rotate (-1.8463838156848) translate (8.75464895319299cm 11.9668662317456cm)" svg:viewBox="0 0 1568 601" draw:points="0,544 392,432 442,150 734,601 704,75 995,526 965,0 1176,207 1568,95">
          <text:p/>
        </draw:polyline>
        <draw:line draw:style-name="gr1" draw:text-style-name="P1" draw:layer="layout" svg:x1="7.857cm" svg:y1="13.827cm" svg:x2="8.619cm" svg:y2="13.827cm">
          <text:p/>
        </draw:line>
        <draw:line draw:style-name="gr1" draw:text-style-name="P1" draw:layer="layout" svg:x1="8.111cm" svg:y1="14.081cm" svg:x2="8.365cm" svg:y2="14.081cm">
          <text:p/>
        </draw:line>
        <draw:line draw:style-name="gr1" draw:text-style-name="P1" draw:layer="layout" svg:x1="7.984cm" svg:y1="13.954cm" svg:x2="8.492cm" svg:y2="13.954cm">
          <text:p/>
        </draw:line>
        <draw:line draw:style-name="gr1" draw:text-style-name="P1" draw:layer="layout" svg:x1="8.238cm" svg:y1="13.827cm" svg:x2="8.238cm" svg:y2="13.446cm">
          <text:p/>
        </draw:line>
        <draw:polyline draw:style-name="gr1" draw:text-style-name="P1" draw:layer="layout" svg:width="1.567cm" svg:height="0.6cm" draw:transform="skewX (0.045553093477052) rotate (-1.8463838156848) translate (8.755648953193cm 11.9668662317456cm)" svg:viewBox="0 0 1568 601" draw:points="0,544 392,432 442,150 734,601 704,75 995,526 965,0 1176,207 1568,95">
          <text:p/>
        </draw:polyline>
        <draw:line draw:style-name="gr1" draw:text-style-name="P1" draw:layer="layout" svg:x1="7.858cm" svg:y1="13.827cm" svg:x2="8.62cm" svg:y2="13.827cm">
          <text:p/>
        </draw:line>
        <draw:line draw:style-name="gr1" draw:text-style-name="P1" draw:layer="layout" svg:x1="8.112cm" svg:y1="14.081cm" svg:x2="8.366cm" svg:y2="14.081cm">
          <text:p/>
        </draw:line>
        <draw:line draw:style-name="gr1" draw:text-style-name="P1" draw:layer="layout" svg:x1="7.985cm" svg:y1="13.954cm" svg:x2="8.493cm" svg:y2="13.954cm">
          <text:p/>
        </draw:line>
        <draw:line draw:style-name="gr1" draw:text-style-name="P1" draw:layer="layout" svg:x1="8.239cm" svg:y1="13.827cm" svg:x2="8.239cm" svg:y2="13.446cm">
          <text:p/>
        </draw:line>
        <draw:line draw:style-name="gr1" draw:text-style-name="P1" draw:layer="layout" svg:x1="8.239cm" svg:y1="13.828cm" svg:x2="8.239cm" svg:y2="13.447cm">
          <text:p/>
        </draw:line>
        <draw:line draw:style-name="gr1" draw:text-style-name="P1" draw:layer="layout" svg:x1="8.238cm" svg:y1="11.795cm" svg:x2="8.238cm" svg:y2="11.514cm">
          <text:p/>
        </draw:line>
        <draw:custom-shape draw:style-name="gr5" draw:text-style-name="P1" draw:layer="layout" svg:width="0.544cm" svg:height="0.534cm" draw:transform="rotate (0.777195115913075) translate (7.857cm 11.1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544cm" svg:height="0.534cm" draw:transform="rotate (0.777195115913075) translate (9.255cm 11.1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polyline draw:style-name="gr1" draw:text-style-name="P1" draw:layer="layout" svg:width="1.567cm" svg:height="0.6cm" draw:transform="skewX (0.045553093477052) rotate (-1.8463838156848) translate (6.21564895319299cm 11.9668662317456cm)" svg:viewBox="0 0 1568 601" draw:points="0,544 392,432 442,150 734,601 704,75 995,526 965,0 1176,207 1568,95">
          <text:p/>
        </draw:polyline>
        <draw:line draw:style-name="gr1" draw:text-style-name="P1" draw:layer="layout" svg:x1="5.318cm" svg:y1="13.827cm" svg:x2="6.08cm" svg:y2="13.827cm">
          <text:p/>
        </draw:line>
        <draw:line draw:style-name="gr1" draw:text-style-name="P1" draw:layer="layout" svg:x1="5.572cm" svg:y1="14.081cm" svg:x2="5.826cm" svg:y2="14.081cm">
          <text:p/>
        </draw:line>
        <draw:line draw:style-name="gr1" draw:text-style-name="P1" draw:layer="layout" svg:x1="5.445cm" svg:y1="13.954cm" svg:x2="5.953cm" svg:y2="13.954cm">
          <text:p/>
        </draw:line>
        <draw:line draw:style-name="gr1" draw:text-style-name="P1" draw:layer="layout" svg:x1="5.699cm" svg:y1="13.827cm" svg:x2="5.699cm" svg:y2="13.446cm">
          <text:p/>
        </draw:line>
        <draw:polyline draw:style-name="gr1" draw:text-style-name="P1" draw:layer="layout" svg:width="1.567cm" svg:height="0.6cm" draw:transform="skewX (0.045553093477052) rotate (-1.8463838156848) translate (6.21664895319299cm 11.9668662317456cm)" svg:viewBox="0 0 1568 601" draw:points="0,544 392,432 442,150 734,601 704,75 995,526 965,0 1176,207 1568,95">
          <text:p/>
        </draw:polyline>
        <draw:line draw:style-name="gr1" draw:text-style-name="P1" draw:layer="layout" svg:x1="5.319cm" svg:y1="13.827cm" svg:x2="6.081cm" svg:y2="13.827cm">
          <text:p/>
        </draw:line>
        <draw:line draw:style-name="gr1" draw:text-style-name="P1" draw:layer="layout" svg:x1="5.573cm" svg:y1="14.081cm" svg:x2="5.827cm" svg:y2="14.081cm">
          <text:p/>
        </draw:line>
        <draw:line draw:style-name="gr1" draw:text-style-name="P1" draw:layer="layout" svg:x1="5.446cm" svg:y1="13.954cm" svg:x2="5.954cm" svg:y2="13.954cm">
          <text:p/>
        </draw:line>
        <draw:line draw:style-name="gr1" draw:text-style-name="P1" draw:layer="layout" svg:x1="5.7cm" svg:y1="13.827cm" svg:x2="5.7cm" svg:y2="13.446cm">
          <text:p/>
        </draw:line>
        <draw:line draw:style-name="gr1" draw:text-style-name="P1" draw:layer="layout" svg:x1="5.7cm" svg:y1="13.828cm" svg:x2="5.7cm" svg:y2="13.447cm">
          <text:p/>
        </draw:line>
        <draw:line draw:style-name="gr1" draw:text-style-name="P1" draw:layer="layout" svg:x1="5.699cm" svg:y1="11.795cm" svg:x2="5.699cm" svg:y2="11.514cm">
          <text:p/>
        </draw:line>
        <draw:custom-shape draw:style-name="gr5" draw:text-style-name="P1" draw:layer="layout" svg:width="0.544cm" svg:height="0.534cm" draw:transform="rotate (0.777195115913075) translate (5.318cm 11.1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polyline draw:style-name="gr1" draw:text-style-name="P1" draw:layer="layout" svg:width="1.567cm" svg:height="0.6cm" draw:transform="skewX (0.0455530934770521) rotate (-1.8463838156848) translate (11.703648953193cm 11.9668662317456cm)" svg:viewBox="0 0 1568 601" draw:points="0,544 392,432 442,150 734,601 704,75 995,526 965,0 1176,207 1568,95">
          <text:p/>
        </draw:polyline>
        <draw:line draw:style-name="gr1" draw:text-style-name="P1" draw:layer="layout" svg:x1="10.806cm" svg:y1="13.827cm" svg:x2="11.568cm" svg:y2="13.827cm">
          <text:p/>
        </draw:line>
        <draw:line draw:style-name="gr1" draw:text-style-name="P1" draw:layer="layout" svg:x1="11.06cm" svg:y1="14.081cm" svg:x2="11.314cm" svg:y2="14.081cm">
          <text:p/>
        </draw:line>
        <draw:line draw:style-name="gr1" draw:text-style-name="P1" draw:layer="layout" svg:x1="10.933cm" svg:y1="13.954cm" svg:x2="11.441cm" svg:y2="13.954cm">
          <text:p/>
        </draw:line>
        <draw:line draw:style-name="gr1" draw:text-style-name="P1" draw:layer="layout" svg:x1="11.187cm" svg:y1="13.827cm" svg:x2="11.187cm" svg:y2="13.446cm">
          <text:p/>
        </draw:line>
        <draw:polyline draw:style-name="gr1" draw:text-style-name="P1" draw:layer="layout" svg:width="1.567cm" svg:height="0.6cm" draw:transform="skewX (0.045553093477052) rotate (-1.8463838156848) translate (11.704648953193cm 11.9668662317456cm)" svg:viewBox="0 0 1568 601" draw:points="0,544 392,432 442,150 734,601 704,75 995,526 965,0 1176,207 1568,95">
          <text:p/>
        </draw:polyline>
        <draw:line draw:style-name="gr1" draw:text-style-name="P1" draw:layer="layout" svg:x1="10.807cm" svg:y1="13.827cm" svg:x2="11.569cm" svg:y2="13.827cm">
          <text:p/>
        </draw:line>
        <draw:line draw:style-name="gr1" draw:text-style-name="P1" draw:layer="layout" svg:x1="11.061cm" svg:y1="14.081cm" svg:x2="11.315cm" svg:y2="14.081cm">
          <text:p/>
        </draw:line>
        <draw:line draw:style-name="gr1" draw:text-style-name="P1" draw:layer="layout" svg:x1="10.934cm" svg:y1="13.954cm" svg:x2="11.442cm" svg:y2="13.954cm">
          <text:p/>
        </draw:line>
        <draw:line draw:style-name="gr1" draw:text-style-name="P1" draw:layer="layout" svg:x1="11.188cm" svg:y1="13.827cm" svg:x2="11.188cm" svg:y2="13.446cm">
          <text:p/>
        </draw:line>
        <draw:line draw:style-name="gr1" draw:text-style-name="P1" draw:layer="layout" svg:x1="11.188cm" svg:y1="13.828cm" svg:x2="11.188cm" svg:y2="13.447cm">
          <text:p/>
        </draw:line>
        <draw:line draw:style-name="gr1" draw:text-style-name="P1" draw:layer="layout" svg:x1="11.187cm" svg:y1="11.795cm" svg:x2="11.187cm" svg:y2="11.514cm">
          <text:p/>
        </draw:line>
        <draw:custom-shape draw:style-name="gr5" draw:text-style-name="P1" draw:layer="layout" svg:width="0.544cm" svg:height="0.534cm" draw:transform="rotate (0.777195115913075) translate (10.806cm 11.1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path draw:style-name="gr6" draw:text-style-name="P1" draw:layer="layout" svg:width="0.933cm" svg:height="1.06cm" draw:transform="rotate (2.27940000310459) translate (8.70363939335562cm 11.7232775244404cm)" svg:viewBox="0 0 934 1061" svg:d="M0 1061c1171 0 909-1061 909-1061l-83 96">
          <text:p/>
        </draw:path>
        <draw:path draw:style-name="gr6" draw:text-style-name="P1" draw:layer="layout" svg:width="0.933cm" svg:height="1.06cm" draw:transform="rotate (-2.2792254701794) translate (11.1762844390063cm 11.0139939066064cm)" svg:viewBox="0 0 934 1061" svg:d="M934 1061c-1171 0-909-1061-909-1061l83 96">
          <text:p/>
        </draw:path>
        <draw:path draw:style-name="gr6" draw:text-style-name="P1" draw:layer="layout" svg:width="1.501cm" svg:height="2.056cm" draw:transform="rotate (2.12947622035828) translate (7.76492077673119cm 12.123244955591cm)" svg:viewBox="0 0 1502 2057" svg:d="M0 2057c1198 0 1502-2057 1502-2057l-68 108">
          <text:p/>
        </draw:path>
        <draw:path draw:style-name="gr6" draw:text-style-name="P1" draw:layer="layout" svg:width="3.039cm" svg:height="2.186cm" draw:transform="rotate (2.54154845675414) translate (8.33463008778644cm 12.7494089535918cm)" svg:viewBox="0 0 3040 2187" svg:d="M0 2080c2157 678 3040-2080 3040-2080l-105 7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6-09-24T13:31:37.169696829</meta:creation-date>
    <dc:date>2016-09-24T15:08:44.277850058</dc:date>
    <dc:creator>Francisco Soler</dc:creator>
    <meta:editing-duration>PT5M49S</meta:editing-duration>
    <meta:editing-cycles>4</meta:editing-cycles>
    <meta:generator>LibreOffice/4.3.3.2$Linux_X86_64 LibreOffice_project/430m0$Build-2</meta:generator>
    <meta:document-statistic meta:object-count="68"/>
  </office:meta>
</office:document-meta>
</file>